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e93" officeooo:paragraph-rsid="00052e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he following are lock time of the parsec programs run on my system</text:p>
      <text:p text:style-name="P1"/>
      <text:p text:style-name="P1">Getting lock time :</text:p>
      <text:p text:style-name="P1"/>
      <text:p text:style-name="P1">run the parsec benchmark for each program of it get its pid from system</text:p>
      <text:p text:style-name="P1">then attach perf with the programs tid and get all the lock contentions</text:p>
      <text:p text:style-name="P1">sum all the lock wait time for the program.</text:p>
      <text:p text:style-name="P1">get the total execution time of program from shell.</text:p>
      <text:p text:style-name="P1"/>
      <text:p text:style-name="P1">calculate the % of time wasted on waiting for lock from tota execution time.</text:p>
      <text:p text:style-name="P1"/>
      <text:p text:style-name="P1">data as folows :</text:p>
      <text:p text:style-name="P1"/>
      <text:p text:style-name="P1">ALL TIME in nano seconds </text:p>
      <text:p text:style-name="P1"/>
      <text:p text:style-name="P1">Name <text:s text:c="24"/>Execution Time <text:s text:c="10"/>Total Lock <text:s text:c="14"/>lock Time (%)</text:p>
      <text:p text:style-name="P1"><text:s text:c="72"/>Wait Time <text:s text:c="3"/></text:p>
      <text:p text:style-name="P1"><text:s/></text:p>
      <text:p text:style-name="P1">facesim <text:s text:c="22"/>14391325670 <text:s text:c="16"/>193865 <text:s text:c="15"/>0.00134709619145 </text:p>
      <text:p text:style-name="P1"><text:s/></text:p>
      <text:p text:style-name="P1">blackscholes <text:s text:c="15"/>4691095592 <text:s text:c="16"/>198646 <text:s text:c="16"/>0.00423453319388 </text:p>
      <text:p text:style-name="P1"><text:s/></text:p>
      <text:p text:style-name="P1">canneal <text:s text:c="24"/>17092536342 <text:s text:c="14"/>150413 <text:s text:c="15"/>0.000879992278445 </text:p>
      <text:p text:style-name="P1"><text:s/></text:p>
      <text:p text:style-name="P1">cmake <text:s text:c="26"/>2779034915 <text:s text:c="15"/>2849153 <text:s text:c="15"/>0.102523109178 </text:p>
      <text:p text:style-name="P1"><text:s text:c="4"/></text:p>
      <text:p text:style-name="P1">ferret <text:s text:c="27"/>9480452187 <text:s text:c="16"/>233611 <text:s text:c="16"/>0.00246413351802 </text:p>
      <text:p text:style-name="P1"><text:s/></text:p>
      <text:p text:style-name="P1">fluidanimate <text:s text:c="16"/>6801219356 <text:s text:c="15"/>194497 <text:s text:c="15"/>0.00285973720034 </text:p>
      <text:p text:style-name="P1"><text:s/></text:p>
      <text:p text:style-name="P1">freqmine <text:s text:c="21"/>11257257368 <text:s text:c="13"/>298107 <text:s text:c="16"/>0.00264813169189 </text:p>
      <text:p text:style-name="P1"/>
      <text:p text:style-name="P1">freqmine <text:s text:c="21"/>11553641267 <text:s text:c="12"/>136467 <text:s text:c="17"/>0.00118116009357 </text:p>
      <text:p text:style-name="P1"><text:s/></text:p>
      <text:p text:style-name="P1">gsl <text:s text:c="32"/>2798079873 <text:s text:c="13"/>144089 <text:s text:c="16"/>0.00514956707957 </text:p>
      <text:p text:style-name="P1"><text:s/></text:p>
      <text:p text:style-name="P1">hooks <text:s text:c="27"/>2797660078 <text:s text:c="13"/>145161 <text:s text:c="17"/>0.00518865751924 </text:p>
      <text:p text:style-name="P1"><text:s text:c="2"/></text:p>
      <text:p text:style-name="P1">libjpeg <text:s text:c="25"/>2825549768 <text:s text:c="14"/>238812 <text:s text:c="17"/>0.00845187731976 </text:p>
      <text:p text:style-name="P1"><text:s/></text:p>
      <text:p text:style-name="P1">libtool <text:s text:c="25"/>2811911244 <text:s text:c="14"/>189696 <text:s text:c="17"/>0.00674615887698 </text:p>
      <text:p text:style-name="P1"><text:s text:c="2"/></text:p>
      <text:p text:style-name="P1">parmacs <text:s text:c="22"/>2779336233 <text:s text:c="14"/>89144 <text:s text:c="19"/>0.00320738451655 </text:p>
      <text:p text:style-name="P1"><text:s/></text:p>
      <text:p text:style-name="P1">streamcluster <text:s text:c="14"/>11583825089 <text:s text:c="11"/>180515 <text:s text:c="19"/>0.0015583367205 </text:p>
      <text:p text:style-name="P1"><text:s/></text:p>
      <text:p text:style-name="P1">tbblib <text:s text:c="25"/>2994948527 <text:s text:c="14"/>236014 <text:s text:c="18"/>0.0078804025469 </text:p>
      <text:p text:style-name="P1"/>
      <text:p text:style-name="P1">yasm <text:s text:c="26"/>3046364706 <text:s text:c="14"/>251060 <text:s text:c="18"/>0.00824129821047 </text:p>
      <text:p text:style-name="P1"><text:s/></text:p>
      <text:p text:style-name="P1">zlib <text:s text:c="29"/>3017971506 <text:s text:c="13"/>161139 <text:s text:c="19"/>0.00533931482387 </text:p>
      <text:p text:style-name="P1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1:29:35.956535305</meta:creation-date>
    <dc:date>2017-10-23T21:37:36.442723336</dc:date>
    <meta:editing-duration>PT53S</meta:editing-duration>
    <meta:editing-cycles>1</meta:editing-cycles>
    <meta:document-statistic meta:table-count="0" meta:image-count="0" meta:object-count="0" meta:page-count="2" meta:paragraph-count="44" meta:word-count="163" meta:character-count="2291" meta:non-whitespace-character-count="1074"/>
    <meta:generator>LibreOffice/5.1.6.2$Linux_X86_64 LibreOffice_project/10m0$Build-2</meta:generator>
  </office:meta>
</office:document-meta>
</file>